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898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elle1.A" style:family="table-column">
      <style:table-column-properties style:column-width="6.297cm"/>
    </style:style>
    <style:style style:name="Tabelle1.B" style:family="table-column">
      <style:table-column-properties style:column-width="10.601cm"/>
    </style:style>
    <style:style style:name="Tabelle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le1.5" style:family="table-row">
      <style:table-row-properties style:min-row-height="0.302cm"/>
    </style:style>
    <style:style style:name="_24__24__7b_ROWCONTEXTS_3d__2c_publishDetail.DegreeProgram_7d_" style:display-name="$${ROWCONTEXTS=,publishDetail.DegreeProgram}" style:family="table">
      <style:table-properties style:width="17.007cm" fo:margin-left="-0.035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_2c_publishDetail.DegreeProgram_7d_.A" style:display-name="$${ROWCONTEXTS=,publishDetail.DegreeProgram}.A" style:family="table-column">
      <style:table-column-properties style:column-width="2.201cm" style:rel-column-width="8482*"/>
    </style:style>
    <style:style style:name="_24__24__7b_ROWCONTEXTS_3d__2c_publishDetail.DegreeProgram_7d_.B" style:display-name="$${ROWCONTEXTS=,publishDetail.DegreeProgram}.B" style:family="table-column">
      <style:table-column-properties style:column-width="9.811cm" style:rel-column-width="37803*"/>
    </style:style>
    <style:style style:name="_24__24__7b_ROWCONTEXTS_3d__2c_publishDetail.DegreeProgram_7d_.C" style:display-name="$${ROWCONTEXTS=,publishDetail.DegreeProgram}.C" style:family="table-column">
      <style:table-column-properties style:column-width="4.995cm" style:rel-column-width="19250*"/>
    </style:style>
    <style:style style:name="_24__24__7b_ROWCONTEXTS_3d__2c_publishDetail.DegreeProgram_7d_.1" style:display-name="$${ROWCONTEXTS=,publishDetail.DegreeProgram}.1" style:family="table-row">
      <style:table-row-properties fo:background-color="transparent">
        <style:background-image/>
      </style:table-row-properties>
    </style:style>
    <style:style style:name="_24__24__7b_ROWCONTEXTS_3d__2c_publishDetail.DegreeProgram_7d_.A1" style:display-name="$${ROWCONTEXTS=,publishDetail.DegreeProgram}.A1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A2" style:display-name="$${ROWCONTEXTS=,publishDetail.DegreeProgram}.A2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_2c_publishDetail.DegreeProgram_7d_.3" style:display-name="$${ROWCONTEXTS=,publishDetail.DegreeProgram}.3" style:family="table-row">
      <style:table-row-properties fo:background-color="#ffffff">
        <style:background-image/>
      </style:table-row-properties>
    </style:style>
    <style:style style:name="_24__24__7b_ROWCONTEXTS_3d_AllStudySegFinished_7d_" style:display-name="$${ROWCONTEXTS=AllStudySegFinished}" style:family="table">
      <style:table-properties style:width="17.007cm" fo:margin-left="-0.035cm" fo:margin-right="0.028cm" fo:break-before="auto" fo:break-after="auto" table:align="margins" fo:background-color="transparent" fo:keep-with-next="always" style:writing-mode="page">
        <style:background-image/>
      </style:table-properties>
    </style:style>
    <style:style style:name="_24__24__7b_ROWCONTEXTS_3d_AllStudySegFinished_7d_.A" style:display-name="$${ROWCONTEXTS=AllStudySegFinished}.A" style:family="table-column">
      <style:table-column-properties style:column-width="10.901cm" style:rel-column-width="42004*"/>
    </style:style>
    <style:style style:name="_24__24__7b_ROWCONTEXTS_3d_AllStudySegFinished_7d_.B" style:display-name="$${ROWCONTEXTS=AllStudySegFinished}.B" style:family="table-column">
      <style:table-column-properties style:column-width="6.107cm" style:rel-column-width="23531*"/>
    </style:style>
    <style:style style:name="_24__24__7b_ROWCONTEXTS_3d_AllStudySegFinished_7d_.1" style:display-name="$${ROWCONTEXTS=AllStudySegFinished}.1" style:family="table-row">
      <style:table-row-properties fo:background-color="transparent">
        <style:background-image/>
      </style:table-row-properties>
    </style:style>
    <style:style style:name="_24__24__7b_ROWCONTEXTS_3d_AllStudySegFinished_7d_.A1" style:display-name="$${ROWCONTEXTS=AllStudySegFinished}.A1" style:family="table-cell">
      <style:table-cell-properties fo:background-color="transparent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A2" style:display-name="$${ROWCONTEXTS=AllStudySegFinished}.A2" style:family="table-cell">
      <style:table-cell-properties fo:background-color="#f7fafc" fo:padding-left="0.101cm" fo:padding-right="0.101cm" fo:padding-top="0.101cm" fo:padding-bottom="0cm" fo:border="none">
        <style:background-image/>
      </style:table-cell-properties>
    </style:style>
    <style:style style:name="_24__24__7b_ROWCONTEXTS_3d_AllStudySegFinished_7d_.3" style:display-name="$${ROWCONTEXTS=AllStudySegFinished}.3" style:family="table-row">
      <style:table-row-properties fo:background-color="#ffffff">
        <style:background-image/>
      </style:table-row-properties>
    </style:style>
    <style:style style:name="P1" style:family="paragraph" style:parent-style-name="Header">
      <style:paragraph-properties style:writing-mode="lr-tb"/>
    </style:style>
    <style:style style:name="P2" style:family="paragraph" style:parent-style-name="Header">
      <style:paragraph-properties style:writing-mode="lr-tb"/>
      <style:text-properties fo:language="en" fo:country="GB"/>
    </style:style>
    <style:style style:name="P3" style:family="paragraph" style:parent-style-name="Standard">
      <style:paragraph-properties fo:margin-top="0cm" fo:margin-bottom="0cm" style:contextual-spacing="false"/>
      <style:text-properties style:font-name="Carlito1" fo:font-size="10pt" fo:language="en" fo:country="GB" fo:font-weight="normal" officeooo:rsid="00ef7129" officeooo:paragraph-rsid="013424d7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4" style:family="paragraph" style:parent-style-name="Standard">
      <style:text-properties style:font-name="Carlito1" fo:font-size="10pt" officeooo:rsid="014053bd" officeooo:paragraph-rsid="0146b60d" style:font-size-asian="10pt" style:font-size-complex="10pt"/>
    </style:style>
    <style:style style:name="P5" style:family="paragraph" style:parent-style-name="Standard">
      <style:paragraph-properties fo:margin-top="0.201cm" fo:margin-bottom="0.201cm" style:contextual-spacing="false" fo:break-before="auto" fo:break-after="auto"/>
      <style:text-properties style:font-name="Carlito1" fo:font-size="10pt" officeooo:rsid="014053bd" officeooo:paragraph-rsid="0146b60d" style:font-size-asian="10pt" style:font-size-complex="10pt"/>
    </style:style>
    <style:style style:name="P6" style:family="paragraph" style:parent-style-name="Standard">
      <style:text-properties style:font-name="Carlito1" fo:font-size="10pt" officeooo:rsid="014053bd" officeooo:paragraph-rsid="0170e282" style:font-size-asian="10pt" style:font-size-complex="10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Carlito1" fo:font-size="10pt" fo:font-weight="normal" officeooo:paragraph-rsid="0170e282" style:font-size-asian="10pt" style:font-weight-asian="normal" style:font-size-complex="10pt" style:font-weight-complex="normal"/>
    </style:style>
    <style:style style:name="P8" style:family="paragraph" style:parent-style-name="Table_20_Heading">
      <style:paragraph-properties fo:text-align="start" style:justify-single-word="false" style:vertical-align="middle"/>
      <style:text-properties style:font-name="Carlito1" fo:font-size="10pt" fo:language="de" fo:country="DE" fo:font-weight="normal" officeooo:rsid="017f3661" officeooo:paragraph-rsid="016bd041" style:font-size-asian="10pt" style:font-weight-asian="normal" style:font-size-complex="10pt" style:font-weight-complex="normal"/>
    </style:style>
    <style:style style:name="P9" style:family="paragraph" style:parent-style-name="Table_20_Heading">
      <style:paragraph-properties fo:text-align="start" style:justify-single-word="false" style:vertical-align="middle"/>
      <style:text-properties style:font-name="Carlito1" fo:font-size="10pt" fo:language="de" fo:country="DE" fo:font-weight="normal" officeooo:rsid="015f803e" officeooo:paragraph-rsid="016ef60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style:font-name="Carlito1" fo:font-size="10pt" fo:language="de" fo:country="DE" fo:font-weight="normal" officeooo:paragraph-rsid="0170e282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 style:vertical-align="auto" style:writing-mode="lr-tb">
        <style:tab-stops>
          <style:tab-stop style:position="16.903cm"/>
        </style:tab-stops>
      </style:paragraph-properties>
      <style:text-properties style:font-name="Carlito1" fo:font-size="10pt" fo:language="de" fo:country="DE" fo:font-weight="normal" officeooo:rsid="017d0ce7" officeooo:paragraph-rsid="017d0ce7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12" style:family="paragraph" style:parent-style-name="Table_20_Heading">
      <style:paragraph-properties fo:text-align="start" style:justify-single-word="false" style:vertical-align="middle"/>
      <style:text-properties style:font-name="Carlito1" fo:font-size="10pt" fo:language="de" fo:country="DE" fo:font-weight="bold" officeooo:rsid="0170e282" officeooo:paragraph-rsid="0170e282" style:font-size-asian="10pt" style:font-weight-asian="bold" style:font-size-complex="10pt" style:font-weight-complex="bold"/>
    </style:style>
    <style:style style:name="P13" style:family="paragraph" style:parent-style-name="Table_20_Heading">
      <style:paragraph-properties fo:text-align="start" style:justify-single-word="false" style:vertical-align="middle"/>
      <style:text-properties style:font-name="Carlito1" fo:font-size="10pt" fo:language="de" fo:country="DE" fo:font-weight="bold" officeooo:rsid="01713e56" officeooo:paragraph-rsid="01713e56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 fo:break-before="auto" fo:break-after="auto"/>
      <style:text-properties style:font-name="Carlito1" fo:font-size="12pt" officeooo:paragraph-rsid="0170e282" style:font-size-asian="10.5pt" style:font-size-complex="12pt"/>
    </style:style>
    <style:style style:name="P15" style:family="paragraph" style:parent-style-name="Standard">
      <style:paragraph-properties fo:margin-top="0.101cm" fo:margin-bottom="0.101cm" style:contextual-spacing="false" fo:line-height="115%"/>
      <style:text-properties fo:color="#000000" loext:opacity="100%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officeooo:rsid="003e10bb" officeooo:paragraph-rsid="0170e282" style:font-name-asian="Arial1" style:font-size-asian="10pt" style:language-asian="de" style:country-asian="DE" style:font-style-asian="normal" style:font-weight-asian="normal" style:font-name-complex="Arial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margin-top="0.101cm" fo:margin-bottom="0.101cm" style:contextual-spacing="false" fo:line-height="115%" fo:text-align="start" style:justify-single-word="false" fo:text-indent="0cm" style:auto-text-indent="false" style:text-autospace="ideograph-alpha" style:vertical-align="auto"/>
      <style:text-properties fo:color="#000000" loext:opacity="100%" style:text-outline="false" style:text-line-through-style="none" style:text-line-through-type="none" style:font-name="Carlito1" fo:font-size="10pt" fo:language="en" fo:country="GB" fo:font-style="normal" fo:text-shadow="none" style:text-underline-style="none" fo:font-weight="normal" officeooo:rsid="01144533" officeooo:paragraph-rsid="01744cd8" style:font-name-asian="Arial1" style:font-size-asian="10pt" style:language-asian="de" style:country-asian="DE" style:font-style-asian="normal" style:font-weight-asian="normal" style:font-name-complex="Arial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fo:color="#000000" loext:opacity="100%" style:text-outline="false" style:text-line-through-style="none" style:text-line-through-type="none" style:font-name="Carlito1" fo:font-size="10pt" fo:language="de" fo:country="DE" fo:font-style="normal" fo:text-shadow="none" style:text-underline-style="none" fo:font-weight="normal" officeooo:rsid="007106d1" officeooo:paragraph-rsid="0176569e" fo:background-color="transparent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.101cm" fo:margin-bottom="0.101cm" style:contextual-spacing="false" fo:line-height="115%" fo:text-align="start" style:justify-single-word="false" fo:text-indent="0cm" style:auto-text-indent="false" style:text-autospace="ideograph-alpha" style:vertical-align="auto"/>
      <style:text-properties style:use-window-font-color="true" loext:opacity="0%" style:text-outline="false" style:text-line-through-style="none" style:text-line-through-type="none" style:font-name="Carlito1" fo:font-size="10pt" fo:language="de" fo:country="DE" fo:font-style="normal" fo:text-shadow="none" style:text-underline-style="none" fo:font-weight="normal" officeooo:rsid="00464b33" officeooo:paragraph-rsid="0170e282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.011cm" style:contextual-spacing="false" fo:text-align="center" style:justify-single-word="false"/>
      <style:text-properties officeooo:paragraph-rsid="013cc56b"/>
    </style:style>
    <style:style style:name="P20" style:family="paragraph" style:parent-style-name="Standard">
      <style:paragraph-properties fo:line-height="115%" fo:text-align="start" style:justify-single-word="false" style:text-autospace="none" style:writing-mode="lr-tb">
        <style:tab-stops>
          <style:tab-stop style:position="2.963cm"/>
          <style:tab-stop style:position="10.954cm"/>
        </style:tab-stops>
      </style:paragraph-properties>
      <style:text-properties fo:color="#1256a4" loext:opacity="100%" style:font-name="Carlito1" fo:font-size="10pt" style:text-underline-style="none" officeooo:rsid="016bd041" officeooo:paragraph-rsid="0170e282" fo:background-color="transparent" style:font-name-asian="Consolas" style:font-size-asian="8.75pt" style:font-name-complex="Consolas" style:font-size-complex="10pt"/>
    </style:style>
    <style:style style:name="P21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76569e"/>
    </style:style>
    <style:style style:name="P22" style:family="paragraph" style:parent-style-name="Standard" style:master-page-name="Standard">
      <style:paragraph-properties style:page-number="auto"/>
      <style:text-properties fo:color="#1256a4" loext:opacity="100%" style:font-name="Carlito1" fo:font-size="10pt" fo:language="en" fo:country="GB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top="0.071cm" fo:margin-bottom="0cm" style:contextual-spacing="false" fo:text-align="start" style:justify-single-word="false" style:text-autospace="none">
        <style:tab-stops>
          <style:tab-stop style:position="1.995cm"/>
          <style:tab-stop style:position="17.067cm" style:type="right"/>
        </style:tab-stops>
      </style:paragraph-properties>
      <style:text-properties officeooo:paragraph-rsid="018120bb"/>
    </style:style>
    <style:style style:name="P24" style:family="paragraph" style:parent-style-name="Heading_20_1">
      <style:paragraph-properties fo:text-align="center" style:justify-single-word="false"/>
      <style:text-properties fo:color="#3465a4" loext:opacity="100%" style:font-name="Carlito1" fo:font-size="18pt" fo:language="en" fo:country="GB" officeooo:rsid="0142e196" officeooo:paragraph-rsid="013cc56b" style:font-size-asian="18pt" style:font-size-complex="18pt"/>
    </style:style>
    <style:style style:name="P25" style:family="paragraph" style:parent-style-name="Heading_20_1">
      <style:paragraph-properties fo:margin-left="0cm" fo:margin-top="0.101cm" fo:margin-bottom="0.101cm" style:contextual-spacing="false" fo:text-indent="0cm" style:auto-text-indent="false"/>
      <style:text-properties style:font-name="Carlito1" fo:font-size="10pt" fo:language="de" fo:country="DE" fo:font-weight="normal" officeooo:paragraph-rsid="0170e282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6" style:family="paragraph" style:parent-style-name="Heading_20_1" style:list-style-name="">
      <style:paragraph-properties fo:margin-top="0.101cm" fo:margin-bottom="0.101cm" style:contextual-spacing="false" fo:line-height="115%"/>
      <style:text-properties style:font-name="Carlito1" fo:font-size="10pt" fo:language="en" fo:country="GB" fo:font-weight="normal" officeooo:rsid="01306256" officeooo:paragraph-rsid="0170e282" style:font-size-asian="10pt" style:font-weight-asian="normal" style:font-size-complex="10pt" style:font-weight-complex="normal"/>
    </style:style>
    <style:style style:name="P27" style:family="paragraph" style:parent-style-name="Heading_20_1" style:list-style-name="">
      <style:paragraph-properties fo:margin-top="0.101cm" fo:margin-bottom="0.101cm" style:contextual-spacing="false" fo:line-height="115%"/>
      <style:text-properties style:font-name="Carlito1" fo:font-size="10pt" fo:language="en" fo:country="GB" fo:font-weight="normal" officeooo:rsid="017f0041" officeooo:paragraph-rsid="017f0041" style:font-size-asian="10pt" style:font-weight-asian="normal" style:font-size-complex="10pt" style:font-weight-complex="normal"/>
    </style:style>
    <style:style style:name="P28" style:family="paragraph" style:parent-style-name="Heading_20_1">
      <style:paragraph-properties fo:margin-left="0cm" fo:margin-top="0.101cm" fo:margin-bottom="0.101cm" style:contextual-spacing="false" fo:line-height="115%" fo:text-indent="0cm" style:auto-text-indent="false"/>
      <style:text-properties style:font-name="Carlito1" fo:font-size="10pt" fo:language="en" fo:country="GB" fo:font-weight="normal" officeooo:paragraph-rsid="0170e282" style:font-size-asian="10pt" style:language-asian="de" style:country-asian="DE" style:font-weight-asian="normal" style:font-name-complex="Times New Roman" style:font-size-complex="10pt" style:language-complex="ar" style:country-complex="SA" style:font-weight-complex="normal"/>
    </style:style>
    <style:style style:name="P29" style:family="paragraph" style:parent-style-name="Heading_20_1">
      <style:paragraph-properties fo:margin-top="0.201cm" fo:margin-bottom="0.201cm" style:contextual-spacing="false" fo:text-align="start" style:justify-single-word="false"/>
      <style:text-properties fo:color="#1256a4" loext:opacity="100%" style:font-name="Carlito1" fo:font-size="14pt" style:text-underline-style="none" officeooo:rsid="016bd041" officeooo:paragraph-rsid="0177b453" fo:background-color="transparent" style:font-name-asian="Consolas" style:font-size-asian="14pt" style:font-name-complex="Consolas" style:font-size-complex="14pt"/>
    </style:style>
    <style:style style:name="P30" style:family="paragraph" style:parent-style-name="Heading_20_1">
      <loext:graphic-properties draw:fill="none"/>
      <style:paragraph-properties fo:margin-left="0.801cm" fo:margin-right="0.101cm" fo:margin-top="0.201cm" fo:margin-bottom="0.201cm" style:contextual-spacing="false" fo:text-align="start" style:justify-single-word="false" fo:text-indent="-0.9cm" style:auto-text-indent="false" fo:background-color="transparent" fo:keep-with-next="always" style:text-autospace="ideograph-alpha" style:vertical-align="auto"/>
      <style:text-properties fo:color="#1256a4" loext:opacity="100%" style:font-name="Carlito1" fo:font-size="14pt" style:text-underline-style="none" officeooo:rsid="016bd041" officeooo:paragraph-rsid="016bd041" fo:background-color="transparent" style:font-name-asian="Consolas" style:font-size-asian="14pt" style:font-name-complex="Consolas" style:font-size-complex="14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style:font-name="Carlito1" fo:font-size="10pt" fo:language="en" fo:country="GB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style:font-name="Carlito1" fo:font-size="10pt" fo:language="en" fo:country="GB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style:font-name="Carlito1" fo:font-size="10pt" fo:language="en" fo:country="GB" fo:font-weight="normal" officeooo:rsid="013eb18c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5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officeooo:rsid="01306256"/>
    </style:style>
    <style:style style:name="T8" style:family="text">
      <style:text-properties officeooo:rsid="013bc409"/>
    </style:style>
    <style:style style:name="T9" style:family="text">
      <style:text-properties officeooo:rsid="01402170"/>
    </style:style>
    <style:style style:name="T10" style:family="text">
      <style:text-properties officeooo:rsid="0142e196"/>
    </style:style>
    <style:style style:name="T11" style:family="text">
      <style:text-properties fo:language="de" fo:country="DE" style:font-name-asian="Arial Unicode MS"/>
    </style:style>
    <style:style style:name="T12" style:family="text">
      <style:text-properties fo:language="de" fo:country="DE" officeooo:rsid="0170e282" style:font-name-asian="Arial Unicode MS"/>
    </style:style>
    <style:style style:name="T13" style:family="text">
      <style:text-properties fo:language="de" fo:country="DE" officeooo:rsid="0142e196" style:font-name-asian="Arial Unicode MS"/>
    </style:style>
    <style:style style:name="T14" style:family="text">
      <style:text-properties fo:language="de" fo:country="DE" officeooo:rsid="01623950" style:font-name-asian="Arial Unicode MS"/>
    </style:style>
    <style:style style:name="T15" style:family="text">
      <style:text-properties officeooo:rsid="0169c5a7"/>
    </style:style>
    <style:style style:name="T16" style:family="text">
      <style:text-properties officeooo:rsid="01aca8de"/>
    </style:style>
    <style:style style:name="T17" style:family="text">
      <style:text-properties officeooo:rsid="01d1f4ae"/>
    </style:style>
    <style:style style:name="T18" style:family="text">
      <style:text-properties officeooo:rsid="01d4104a"/>
    </style:style>
    <style:style style:name="T19" style:family="text">
      <style:text-properties officeooo:rsid="016ef60b"/>
    </style:style>
    <style:style style:name="T20" style:family="text">
      <style:text-properties officeooo:rsid="0170e282"/>
    </style:style>
    <style:style style:name="T21" style:family="text">
      <style:text-properties fo:color="#3465a4" loext:opacity="100%" style:font-name="Carlito1" fo:font-size="18pt" fo:language="en" fo:country="GB" officeooo:rsid="0142e196" style:font-size-asian="18pt" style:font-size-complex="18pt"/>
    </style:style>
    <style:style style:name="T2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154c7fe" style:font-style-asian="normal" style:font-style-complex="normal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64b33" style:font-style-asian="normal" style:font-style-complex="normal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844fb" style:font-style-asian="normal" style:font-style-complex="normal" style:text-overline-style="none" style:text-overline-color="font-color"/>
    </style:style>
    <style:style style:name="T25" style:family="text">
      <style:text-properties officeooo:rsid="01713e56"/>
    </style:style>
    <style:style style:name="T26" style:family="text">
      <style:text-properties officeooo:rsid="0218fbb3"/>
    </style:style>
    <style:style style:name="T27" style:family="text">
      <style:text-properties fo:color="#000000" loext:opacity="100%" style:text-outline="false" style:text-line-through-style="none" style:text-line-through-type="none" style:font-name="Carlito1" fo:font-size="10pt" fo:language="de" fo:country="DE" fo:font-style="normal" fo:text-shadow="none" style:text-underline-style="none" fo:font-weight="normal" officeooo:rsid="007106d1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Carlito1" fo:font-size="10pt" fo:language="de" fo:country="DE" fo:font-style="normal" fo:text-shadow="none" style:text-underline-style="none" fo:font-weight="normal" officeooo:rsid="01e4a8d2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Carlito1" fo:font-size="10pt" fo:language="de" fo:country="DE" fo:font-style="normal" fo:text-shadow="none" style:text-underline-style="none" fo:font-weight="normal" officeooo:rsid="01e0c133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Carlito1" fo:font-size="10pt" fo:language="de" fo:country="DE" fo:font-style="normal" fo:text-shadow="none" style:text-underline-style="none" fo:font-weight="normal" officeooo:rsid="01e5a3e8" fo:background-color="transparent" loext:char-shading-value="0" style:font-name-asian="Arial1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$-&gt;tubaf/stu/common/topWith<text:span text:style-name="T8">out</text:span><text:span text:style-name="T7">Text</text:span><text:span text:style-name="T9">EN</text:span>.odt</text:p>
      <text:p text:style-name="P3"/>
      <text:h text:style-name="P24" text:outline-level="1"><text:span text:style-name="T20">Certificate of e</text:span>xmatriculation</text:h>
      <text:p text:style-name="P19"><text:span text:style-name="T21"/></text:p>
      <text:p text:style-name="P14"/>
      <table:table table:name="Tabelle1" table:style-name="Tabelle1" table:template-name="Standardvorlage">
        <table:table-column table:style-name="Tabelle1.A"/>
        <table:table-column table:style-name="Tabelle1.B"/>
        <table:table-row>
          <table:table-cell table:style-name="Tabelle1.A1" office:value-type="string">
            <text:h text:style-name="P25" text:outline-level="1"><text:span text:style-name="T23">Surname,</text:span><text:span text:style-name="T22"> </text:span><text:span text:style-name="T23">F</text:span><text:span text:style-name="T24">ir</text:span><text:span text:style-name="T23">st name</text:span>:</text:h>
          </table:table-cell>
          <table:table-cell table:style-name="Tabelle1.A1" office:value-type="string">
            <text:p text:style-name="P15">$$!AkadGrad $$!AntiZus $$Nachname, $$Vorname</text:p>
          </table:table-cell>
        </table:table-row>
        <table:table-row>
          <table:table-cell table:style-name="Tabelle1.A1" office:value-type="string">
            <text:p text:style-name="P18">Date of birth / Place of birth:</text:p>
          </table:table-cell>
          <table:table-cell table:style-name="Tabelle1.A1" office:value-type="string">
            <text:p text:style-name="P16">$$fdate($$!{GebDat}, 'dd.MM.yyyy') / $$!GebOrt</text:p>
          </table:table-cell>
        </table:table-row>
        <table:table-row>
          <table:table-cell table:style-name="Tabelle1.A1" office:value-type="string">
            <text:h text:style-name="P26" text:outline-level="1"><text:span text:style-name="T20">Student r</text:span><text:span text:style-name="T10">egistration number</text:span>:</text:h>
          </table:table-cell>
          <table:table-cell table:style-name="Tabelle1.B3" office:value-type="string">
            <text:p text:style-name="P10">$$!{MtkNr}</text:p>
          </table:table-cell>
        </table:table-row>
        <table:table-row>
          <table:table-cell table:style-name="Tabelle1.A1" office:value-type="string">
            <text:h text:style-name="P27" text:outline-level="1">Semester(s) at university:</text:h>
          </table:table-cell>
          <table:table-cell table:style-name="Tabelle1.B3" office:value-type="string">
            <text:p text:style-name="P11">$$!{Hssem}</text:p>
          </table:table-cell>
        </table:table-row>
        <table:table-row table:style-name="Tabelle1.5">
          <table:table-cell table:style-name="Tabelle1.A1" office:value-type="string">
            <text:h text:style-name="P28" text:outline-level="1"><text:span text:style-name="T20">S</text:span><text:span text:style-name="T10">emester</text:span><text:span text:style-name="T20">(s) of leave</text:span>:</text:h>
          </table:table-cell>
          <table:table-cell table:style-name="Tabelle1.A1" office:value-type="string">
            <text:p text:style-name="P7">$$!{UrlSem}</text:p>
          </table:table-cell>
        </table:table-row>
        <table:table-row table:style-name="Tabelle1.5">
          <table:table-cell table:style-name="Tabelle1.A1" office:value-type="string">
            <text:h text:style-name="P28" text:outline-level="1"><text:span text:style-name="T12">Preparatory</text:span><text:span text:style-name="T13"> sem</text:span><text:span text:style-name="T14">e</text:span><text:span text:style-name="T13">ster</text:span><text:span text:style-name="T12">(s)</text:span><text:span text:style-name="T11">:</text:span></text:h>
          </table:table-cell>
          <table:table-cell table:style-name="Tabelle1.A1" office:value-type="string">
            <text:p text:style-name="P7">$$!{Kollegsem}</text:p>
          </table:table-cell>
        </table:table-row>
      </table:table>
      <text:p text:style-name="P20"/>
      <table:table table:name="$${ROWCONTEXTS=,publishDetail.DegreeProgram}" table:style-name="_24__24__7b_ROWCONTEXTS_3d__2c_publishDetail.DegreeProgram_7d_">
        <table:table-column table:style-name="_24__24__7b_ROWCONTEXTS_3d__2c_publishDetail.DegreeProgram_7d_.A"/>
        <table:table-column table:style-name="_24__24__7b_ROWCONTEXTS_3d__2c_publishDetail.DegreeProgram_7d_.B"/>
        <table:table-column table:style-name="_24__24__7b_ROWCONTEXTS_3d__2c_publishDetail.DegreeProgram_7d_.C"/>
        <table:table-header-rows>
          <table:table-row table:style-name="_24__24__7b_ROWCONTEXTS_3d__2c_publishDetail.DegreeProgram_7d_.1">
            <table:table-cell table:style-name="_24__24__7b_ROWCONTEXTS_3d__2c_publishDetail.DegreeProgram_7d_.A1" table:number-columns-spanned="3" office:value-type="string">
              <text:h text:style-name="P29" text:outline-level="1">Course of Study</text:h>
            </table:table-cell>
            <table:covered-table-cell/>
            <table:covered-table-cell/>
          </table:table-row>
        </table:table-header-rows>
        <table:table-row table:style-name="_24__24__7b_ROWCONTEXTS_3d__2c_publishDetail.DegreeProgram_7d_.1">
          <table:table-cell table:style-name="_24__24__7b_ROWCONTEXTS_3d__2c_publishDetail.DegreeProgram_7d_.A2" office:value-type="string">
            <text:p text:style-name="P12"><text:span text:style-name="T25">Degree</text:span> type</text:p>
          </table:table-cell>
          <table:table-cell table:style-name="_24__24__7b_ROWCONTEXTS_3d__2c_publishDetail.DegreeProgram_7d_.A2" office:value-type="string">
            <text:p text:style-name="P12">Course of study</text:p>
          </table:table-cell>
          <table:table-cell table:style-name="_24__24__7b_ROWCONTEXTS_3d__2c_publishDetail.DegreeProgram_7d_.A2" office:value-type="string">
            <text:p text:style-name="P12">Time period</text:p>
          </table:table-cell>
        </table:table-row>
        <table:table-row table:style-name="_24__24__7b_ROWCONTEXTS_3d__2c_publishDetail.DegreeProgram_7d_.3">
          <table:table-cell table:style-name="_24__24__7b_ROWCONTEXTS_3d__2c_publishDetail.DegreeProgram_7d_.A1" office:value-type="string">
            <text:p text:style-name="P17"><text:span text:style-name="T17">$if(</text:span><text:span text:style-name="T18">$$</text:span><text:span text:style-name="T17">len(</text:span>$$!DegreeProgramProgressReverse[0].CourseOfStudy.abschl<text:span text:style-name="T26">D)&lt;=</text:span><text:span text:style-name="T18">$$</text:span><text:span text:style-name="T17">len(</text:span>$$!DegreeProgramProgressReverse[0].CourseOfStudy.abschl<text:span text:style-name="T26">K),</text:span>$$!DegreeProgramProgressReverse[0].CourseOfStudy.abschl<text:span text:style-name="T26">D,</text:span>$$!DegreeProgramProgressReverse[0].CourseOfStudy.abschl<text:span text:style-name="T26">K)</text:span></text:p>
          </table:table-cell>
          <table:table-cell table:style-name="_24__24__7b_ROWCONTEXTS_3d__2c_publishDetail.DegreeProgram_7d_.A1" office:value-type="string">
            <text:p text:style-name="P21"><text:span text:style-name="Absatz-Standardschriftart"><text:span text:style-name="T27">$$!DegreeProgramProgressReverse[0].CourseOfStudy.Subject.longtext</text:span></text:span></text:p>
          </table:table-cell>
          <table:table-cell table:style-name="_24__24__7b_ROWCONTEXTS_3d__2c_publishDetail.DegreeProgram_7d_.A1" office:value-type="string">
            <text:p text:style-name="P23"><text:span text:style-name="Absatz-Standardschriftart"><text:span text:style-name="T28">$if(</text:span></text:span><text:span text:style-name="Absatz-Standardschriftart"><text:span text:style-name="T27">$$!DegreeProgramAggregation.</text:span></text:span><text:span text:style-name="Absatz-Standardschriftart"><text:span text:style-name="T28">exmadate!=</text:span></text:span><text:span text:style-name="Absatz-Standardschriftart"><text:span text:style-name="T27">''</text:span></text:span><text:span text:style-name="Absatz-Standardschriftart"><text:span text:style-name="T29">, </text:span></text:span><text:span text:style-name="Absatz-Standardschriftart"><text:span text:style-name="T27">$$!DegreeProgramAggregation.</text:span></text:span><text:span text:style-name="Absatz-Standardschriftart"><text:span text:style-name="T28">exmadate, </text:span></text:span><text:span text:style-name="Absatz-Standardschriftart"><text:span text:style-name="T27">$$!DegreeProgramAggregation.</text:span></text:span><text:span text:style-name="Absatz-Standardschriftart"><text:span text:style-name="T28">enddate_max</text:span></text:span><text:span text:style-name="Absatz-Standardschriftart"><text:span text:style-name="T30">)</text:span></text:span></text:p>
          </table:table-cell>
        </table:table-row>
      </table:table>
      <text:p text:style-name="P6"/>
      <table:table table:name="$${ROWCONTEXTS=AllStudySegFinished}" table:style-name="_24__24__7b_ROWCONTEXTS_3d_AllStudySegFinished_7d_">
        <table:table-column table:style-name="_24__24__7b_ROWCONTEXTS_3d_AllStudySegFinished_7d_.A"/>
        <table:table-column table:style-name="_24__24__7b_ROWCONTEXTS_3d_AllStudySegFinished_7d_.B"/>
        <table:table-header-rows>
          <table:table-row table:style-name="_24__24__7b_ROWCONTEXTS_3d_AllStudySegFinished_7d_.1">
            <table:table-cell table:style-name="_24__24__7b_ROWCONTEXTS_3d_AllStudySegFinished_7d_.A1" table:number-columns-spanned="2" office:value-type="string">
              <text:h text:style-name="P30" text:outline-level="1">Final examination passed</text:h>
            </table:table-cell>
            <table:covered-table-cell/>
          </table:table-row>
          <table:table-row table:style-name="_24__24__7b_ROWCONTEXTS_3d_AllStudySegFinished_7d_.1">
            <table:table-cell table:style-name="_24__24__7b_ROWCONTEXTS_3d_AllStudySegFinished_7d_.A2" office:value-type="string">
              <text:p text:style-name="P12">Course of study</text:p>
            </table:table-cell>
            <table:table-cell table:style-name="_24__24__7b_ROWCONTEXTS_3d_AllStudySegFinished_7d_.A2" office:value-type="string">
              <text:p text:style-name="P13">Degree</text:p>
            </table:table-cell>
          </table:table-row>
        </table:table-header-rows>
        <table:table-row table:style-name="_24__24__7b_ROWCONTEXTS_3d_AllStudySegFinished_7d_.3">
          <table:table-cell table:style-name="_24__24__7b_ROWCONTEXTS_3d_AllStudySegFinished_7d_.A1" office:value-type="string">
            <text:p text:style-name="P8"><office:annotation loext:resolved="false"><dc:creator>Unbekannter Autor</dc:creator><dc:date>2024-10-29T16:10:48.118000000</dc:date><text:p text:style-name="P31"><text:span text:style-name="T31">$if('$$!{.ReasonOfFinishing.HiskeyId}' != '3001',skip,)</text:span></text:p></office:annotation>$$<text:span text:style-name="T16">Fach</text:span>L</text:p>
          </table:table-cell>
          <table:table-cell table:style-name="_24__24__7b_ROWCONTEXTS_3d_AllStudySegFinished_7d_.A1" office:value-type="string">
            <text:p text:style-name="P9"><text:span text:style-name="T17">$if(</text:span><text:span text:style-name="T18">$$</text:span><text:span text:style-name="T17">len(</text:span>$$AbschlD<text:span text:style-name="T17">)&lt;</text:span><text:span text:style-name="T19">=</text:span><text:span text:style-name="T18">$$</text:span><text:span text:style-name="T17">len($$AbschlK),$$Abschl</text:span><text:span text:style-name="T18">D</text:span><text:span text:style-name="T17">,$$Abschl</text:span><text:span text:style-name="T18">K</text:span><text:span text:style-name="T17">)</text:span></text:p>
          </table:table-cell>
        </table:table-row>
      </table:table>
      <text:p text:style-name="P5"/>
      <text:p text:style-name="P4">$#report.var.tubaf.cm.stu.disclaimer<text:span text:style-name="T15">_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arlito2" svg:font-family="Carlito" style:font-adornments="Fett" style:font-family-generic="swiss" style:font-pitch="variable"/>
    <style:font-face style:name="Carlito3" svg:font-family="Carlito" style:font-adornments="Standard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2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3" fo:font-family="Carlito" style:font-style-name="Standard" style:font-family-generic="swiss" style:font-pitch="variable" fo:font-size="10pt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fo:language="de" fo:country="DE" style:letter-kerning="true" style:font-name-asian="Carlito" style:font-family-asian="Carlito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Default_20_Paragraph_20_Font_20__28_WW_29_" style:display-name="Default Paragraph Font (WW)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</style:style>
    <style:style style:name="MP2" style:family="paragraph" style:parent-style-name="Header">
      <style:paragraph-properties style:writing-mode="lr-tb"/>
      <style:text-properties fo:language="en" fo:country="GB"/>
    </style:style>
    <style:style style:name="MT1" style:family="text">
      <style:text-properties fo:color="#1256a4" loext:opacity="100%" style:font-name="Carlito1" fo:font-size="10pt" fo:language="en" fo:country="GB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style:font-name="Carlito1" fo:font-size="10pt" fo:language="en" fo:country="GB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style:font-name="Carlito1" fo:font-size="10pt" fo:language="en" fo:country="GB" fo:font-weight="normal" officeooo:rsid="013eb18c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1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1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1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EN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3T10:46:00</meta:creation-date>
    <dc:date>2025-03-13T11:48:31.236000000</dc:date>
    <meta:generator>LibreOffice/7.6.4.1$Windows_x86 LibreOffice_project/e19e193f88cd6c0525a17fb7a176ed8e6a3e2aa1</meta:generator>
    <meta:editing-duration>P5DT3H22M44S</meta:editing-duration>
    <meta:editing-cycles>535</meta:editing-cycles>
    <meta:document-statistic meta:table-count="3" meta:image-count="0" meta:object-count="0" meta:page-count="1" meta:paragraph-count="29" meta:word-count="64" meta:character-count="1064" meta:non-whitespace-character-count="1029"/>
  </office:meta>
</office:document-meta>
</file>